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1.332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mpute-TI-info" table:style-name="ta1">
        <table:shapes>
          <draw:frame draw:z-index="0" draw:style-name="gr1" draw:text-style-name="P1" svg:width="8.3433in" svg:height="5.1138in" svg:x="5.0252in" svg:y="1.6209in">
            <draw:object draw:notify-on-update-of-ranges="'compute-TI-info'.A2:'compute-TI-info'.A102 'compute-TI-info'.D1:'compute-TI-info'.D1 'compute-TI-info'.D2:'compute-TI-info'.D1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TI-error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97.4712938856312" calcext:value-type="float">
            <text:p>-97.4712938856312</text:p>
          </table:table-cell>
          <table:table-cell office:value-type="float" office:value="-97.4712938856311" calcext:value-type="float">
            <text:p>-97.4712938856311</text:p>
          </table:table-cell>
          <table:table-cell table:formula="of:=100*([.B2]-[.C2])/[.C2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98.6043118628683" calcext:value-type="float">
            <text:p>-98.6043118628683</text:p>
          </table:table-cell>
          <table:table-cell office:value-type="float" office:value="-98.6043118628684" calcext:value-type="float">
            <text:p>-98.6043118628684</text:p>
          </table:table-cell>
          <table:table-cell table:formula="of:=100*([.B3]-[.C3])/[.C3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office:value-type="float" office:value="-99.0079645908003" calcext:value-type="float">
            <text:p>-99.0079645908003</text:p>
          </table:table-cell>
          <table:table-cell table:formula="of:=100*([.B4]-[.C4])/[.C4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-98.996483503249" calcext:value-type="float">
            <text:p>-98.996483503249</text:p>
          </table:table-cell>
          <table:table-cell office:value-type="float" office:value="-98.9964835032489" calcext:value-type="float">
            <text:p>-98.9964835032489</text:p>
          </table:table-cell>
          <table:table-cell table:formula="of:=100*([.B5]-[.C5])/[.C5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-99.0452467646218" calcext:value-type="float">
            <text:p>-99.0452467646218</text:p>
          </table:table-cell>
          <table:table-cell office:value-type="float" office:value="-99.0452467646217" calcext:value-type="float">
            <text:p>-99.0452467646217</text:p>
          </table:table-cell>
          <table:table-cell table:formula="of:=100*([.B6]-[.C6])/[.C6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" office:value-type="float" office:value="-99.0347683693268" calcext:value-type="float">
            <text:p>-99.0347683693268</text:p>
          </table:table-cell>
          <table:table-cell table:formula="of:=100*([.B7]-[.C7])/[.C7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2" office:value-type="float" office:value="-99.0391656316036" calcext:value-type="float">
            <text:p>-99.0391656316036</text:p>
          </table:table-cell>
          <table:table-cell table:formula="of:=100*([.B8]-[.C8])/[.C8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2" office:value-type="float" office:value="-99.1122235730249" calcext:value-type="float">
            <text:p>-99.1122235730249</text:p>
          </table:table-cell>
          <table:table-cell table:formula="of:=100*([.B9]-[.C9])/[.C9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2" office:value-type="float" office:value="-99.1087490325794" calcext:value-type="float">
            <text:p>-99.1087490325794</text:p>
          </table:table-cell>
          <table:table-cell table:formula="of:=100*([.B10]-[.C10])/[.C10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-99.1751895200443" calcext:value-type="float">
            <text:p>-99.1751895200443</text:p>
          </table:table-cell>
          <table:table-cell office:value-type="float" office:value="-99.1751895200442" calcext:value-type="float">
            <text:p>-99.1751895200442</text:p>
          </table:table-cell>
          <table:table-cell table:formula="of:=100*([.B11]-[.C11])/[.C11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-99.1430244651277" calcext:value-type="float">
            <text:p>-99.1430244651277</text:p>
          </table:table-cell>
          <table:table-cell table:formula="of:=100*([.B12]-[.C12])/[.C12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-99.1793792497085" calcext:value-type="float">
            <text:p>-99.1793792497085</text:p>
          </table:table-cell>
          <table:table-cell office:value-type="float" office:value="-99.1793792497084" calcext:value-type="float">
            <text:p>-99.1793792497084</text:p>
          </table:table-cell>
          <table:table-cell table:formula="of:=100*([.B13]-[.C13])/[.C13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number-columns-repeated="2" office:value-type="float" office:value="-99.1940029841912" calcext:value-type="float">
            <text:p>-99.1940029841912</text:p>
          </table:table-cell>
          <table:table-cell table:formula="of:=100*([.B14]-[.C14])/[.C14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300" calcext:value-type="float">
            <text:p>1300</text:p>
          </table:table-cell>
          <table:table-cell table:number-columns-repeated="2" office:value-type="float" office:value="-99.1773821006549" calcext:value-type="float">
            <text:p>-99.1773821006549</text:p>
          </table:table-cell>
          <table:table-cell table:formula="of:=100*([.B15]-[.C15])/[.C15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400" calcext:value-type="float">
            <text:p>1400</text:p>
          </table:table-cell>
          <table:table-cell table:number-columns-repeated="2" office:value-type="float" office:value="-99.2173457696934" calcext:value-type="float">
            <text:p>-99.2173457696934</text:p>
          </table:table-cell>
          <table:table-cell table:formula="of:=100*([.B16]-[.C16])/[.C16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99.23838118735" calcext:value-type="float">
            <text:p>-99.23838118735</text:p>
          </table:table-cell>
          <table:table-cell office:value-type="float" office:value="-99.2383811873499" calcext:value-type="float">
            <text:p>-99.2383811873499</text:p>
          </table:table-cell>
          <table:table-cell table:formula="of:=100*([.B17]-[.C17])/[.C17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number-columns-repeated="2" office:value-type="float" office:value="-99.237326531341" calcext:value-type="float">
            <text:p>-99.237326531341</text:p>
          </table:table-cell>
          <table:table-cell table:formula="of:=100*([.B18]-[.C18])/[.C18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-99.2511496010738" calcext:value-type="float">
            <text:p>-99.2511496010738</text:p>
          </table:table-cell>
          <table:table-cell office:value-type="float" office:value="-99.2511496010737" calcext:value-type="float">
            <text:p>-99.2511496010737</text:p>
          </table:table-cell>
          <table:table-cell table:formula="of:=100*([.B19]-[.C19])/[.C19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800" calcext:value-type="float">
            <text:p>1800</text:p>
          </table:table-cell>
          <table:table-cell table:number-columns-repeated="2" office:value-type="float" office:value="-99.2770937869346" calcext:value-type="float">
            <text:p>-99.2770937869346</text:p>
          </table:table-cell>
          <table:table-cell table:formula="of:=100*([.B20]-[.C20])/[.C20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900" calcext:value-type="float">
            <text:p>1900</text:p>
          </table:table-cell>
          <table:table-cell table:number-columns-repeated="2" office:value-type="float" office:value="-99.2593424055706" calcext:value-type="float">
            <text:p>-99.2593424055706</text:p>
          </table:table-cell>
          <table:table-cell table:formula="of:=100*([.B21]-[.C21])/[.C21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-99.2870412674837" calcext:value-type="float">
            <text:p>-99.2870412674837</text:p>
          </table:table-cell>
          <table:table-cell table:formula="of:=100*([.B22]-[.C22])/[.C22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number-columns-repeated="2" office:value-type="float" office:value="-99.2539889092958" calcext:value-type="float">
            <text:p>-99.2539889092958</text:p>
          </table:table-cell>
          <table:table-cell table:formula="of:=100*([.B23]-[.C23])/[.C23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200" calcext:value-type="float">
            <text:p>2200</text:p>
          </table:table-cell>
          <table:table-cell table:number-columns-repeated="2" office:value-type="float" office:value="-99.2888429378344" calcext:value-type="float">
            <text:p>-99.2888429378344</text:p>
          </table:table-cell>
          <table:table-cell table:formula="of:=100*([.B24]-[.C24])/[.C24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300" calcext:value-type="float">
            <text:p>2300</text:p>
          </table:table-cell>
          <table:table-cell table:number-columns-repeated="2" office:value-type="float" office:value="-99.277659561105" calcext:value-type="float">
            <text:p>-99.277659561105</text:p>
          </table:table-cell>
          <table:table-cell table:formula="of:=100*([.B25]-[.C25])/[.C25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400" calcext:value-type="float">
            <text:p>2400</text:p>
          </table:table-cell>
          <table:table-cell table:number-columns-repeated="2" office:value-type="float" office:value="-99.2688946163602" calcext:value-type="float">
            <text:p>-99.2688946163602</text:p>
          </table:table-cell>
          <table:table-cell table:formula="of:=100*([.B26]-[.C26])/[.C26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500" calcext:value-type="float">
            <text:p>2500</text:p>
          </table:table-cell>
          <table:table-cell table:number-columns-repeated="2" office:value-type="float" office:value="-99.3188664271846" calcext:value-type="float">
            <text:p>-99.3188664271846</text:p>
          </table:table-cell>
          <table:table-cell table:formula="of:=100*([.B27]-[.C27])/[.C27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600" calcext:value-type="float">
            <text:p>2600</text:p>
          </table:table-cell>
          <table:table-cell table:number-columns-repeated="2" office:value-type="float" office:value="-99.317370652117" calcext:value-type="float">
            <text:p>-99.317370652117</text:p>
          </table:table-cell>
          <table:table-cell table:formula="of:=100*([.B28]-[.C28])/[.C28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700" calcext:value-type="float">
            <text:p>2700</text:p>
          </table:table-cell>
          <table:table-cell table:number-columns-repeated="2" office:value-type="float" office:value="-99.2902698812819" calcext:value-type="float">
            <text:p>-99.2902698812819</text:p>
          </table:table-cell>
          <table:table-cell table:formula="of:=100*([.B29]-[.C29])/[.C29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800" calcext:value-type="float">
            <text:p>2800</text:p>
          </table:table-cell>
          <table:table-cell table:number-columns-repeated="2" office:value-type="float" office:value="-99.3278795635219" calcext:value-type="float">
            <text:p>-99.3278795635219</text:p>
          </table:table-cell>
          <table:table-cell table:formula="of:=100*([.B30]-[.C30])/[.C30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900" calcext:value-type="float">
            <text:p>2900</text:p>
          </table:table-cell>
          <table:table-cell table:number-columns-repeated="2" office:value-type="float" office:value="-99.2315252157762" calcext:value-type="float">
            <text:p>-99.2315252157762</text:p>
          </table:table-cell>
          <table:table-cell table:formula="of:=100*([.B31]-[.C31])/[.C31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number-columns-repeated="2" office:value-type="float" office:value="-99.3305046333451" calcext:value-type="float">
            <text:p>-99.3305046333451</text:p>
          </table:table-cell>
          <table:table-cell table:formula="of:=100*([.B32]-[.C32])/[.C32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100" calcext:value-type="float">
            <text:p>3100</text:p>
          </table:table-cell>
          <table:table-cell table:number-columns-repeated="2" office:value-type="float" office:value="-99.2754519952139" calcext:value-type="float">
            <text:p>-99.2754519952139</text:p>
          </table:table-cell>
          <table:table-cell table:formula="of:=100*([.B33]-[.C33])/[.C33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200" calcext:value-type="float">
            <text:p>3200</text:p>
          </table:table-cell>
          <table:table-cell table:number-columns-repeated="2" office:value-type="float" office:value="-99.3319716792629" calcext:value-type="float">
            <text:p>-99.3319716792629</text:p>
          </table:table-cell>
          <table:table-cell table:formula="of:=100*([.B34]-[.C34])/[.C34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300" calcext:value-type="float">
            <text:p>3300</text:p>
          </table:table-cell>
          <table:table-cell table:number-columns-repeated="2" office:value-type="float" office:value="-99.3039337924225" calcext:value-type="float">
            <text:p>-99.3039337924225</text:p>
          </table:table-cell>
          <table:table-cell table:formula="of:=100*([.B35]-[.C35])/[.C35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400" calcext:value-type="float">
            <text:p>3400</text:p>
          </table:table-cell>
          <table:table-cell table:number-columns-repeated="2" office:value-type="float" office:value="-99.3197059826178" calcext:value-type="float">
            <text:p>-99.3197059826178</text:p>
          </table:table-cell>
          <table:table-cell table:formula="of:=100*([.B36]-[.C36])/[.C36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500" calcext:value-type="float">
            <text:p>3500</text:p>
          </table:table-cell>
          <table:table-cell table:number-columns-repeated="2" office:value-type="float" office:value="-99.3137812129301" calcext:value-type="float">
            <text:p>-99.3137812129301</text:p>
          </table:table-cell>
          <table:table-cell table:formula="of:=100*([.B37]-[.C37])/[.C37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600" calcext:value-type="float">
            <text:p>3600</text:p>
          </table:table-cell>
          <table:table-cell table:number-columns-repeated="2" office:value-type="float" office:value="-99.2984467073838" calcext:value-type="float">
            <text:p>-99.2984467073838</text:p>
          </table:table-cell>
          <table:table-cell table:formula="of:=100*([.B38]-[.C38])/[.C38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700" calcext:value-type="float">
            <text:p>3700</text:p>
          </table:table-cell>
          <table:table-cell table:number-columns-repeated="2" office:value-type="float" office:value="-99.3471133204175" calcext:value-type="float">
            <text:p>-99.3471133204175</text:p>
          </table:table-cell>
          <table:table-cell table:formula="of:=100*([.B39]-[.C39])/[.C39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800" calcext:value-type="float">
            <text:p>3800</text:p>
          </table:table-cell>
          <table:table-cell table:number-columns-repeated="2" office:value-type="float" office:value="-99.3294519213072" calcext:value-type="float">
            <text:p>-99.3294519213072</text:p>
          </table:table-cell>
          <table:table-cell table:formula="of:=100*([.B40]-[.C40])/[.C40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900" calcext:value-type="float">
            <text:p>3900</text:p>
          </table:table-cell>
          <table:table-cell table:number-columns-repeated="2" office:value-type="float" office:value="-99.3525726235421" calcext:value-type="float">
            <text:p>-99.3525726235421</text:p>
          </table:table-cell>
          <table:table-cell table:formula="of:=100*([.B41]-[.C41])/[.C41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-99.3081221892707" calcext:value-type="float">
            <text:p>-99.3081221892707</text:p>
          </table:table-cell>
          <table:table-cell table:formula="of:=100*([.B42]-[.C42])/[.C42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100" calcext:value-type="float">
            <text:p>4100</text:p>
          </table:table-cell>
          <table:table-cell table:number-columns-repeated="2" office:value-type="float" office:value="-99.3215074336737" calcext:value-type="float">
            <text:p>-99.3215074336737</text:p>
          </table:table-cell>
          <table:table-cell table:formula="of:=100*([.B43]-[.C43])/[.C43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200" calcext:value-type="float">
            <text:p>4200</text:p>
          </table:table-cell>
          <table:table-cell table:number-columns-repeated="2" office:value-type="float" office:value="-99.3402663914912" calcext:value-type="float">
            <text:p>-99.3402663914912</text:p>
          </table:table-cell>
          <table:table-cell table:formula="of:=100*([.B44]-[.C44])/[.C44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300" calcext:value-type="float">
            <text:p>4300</text:p>
          </table:table-cell>
          <table:table-cell table:number-columns-repeated="2" office:value-type="float" office:value="-99.3659854330054" calcext:value-type="float">
            <text:p>-99.3659854330054</text:p>
          </table:table-cell>
          <table:table-cell table:formula="of:=100*([.B45]-[.C45])/[.C45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400" calcext:value-type="float">
            <text:p>4400</text:p>
          </table:table-cell>
          <table:table-cell table:number-columns-repeated="2" office:value-type="float" office:value="-99.344505654611" calcext:value-type="float">
            <text:p>-99.344505654611</text:p>
          </table:table-cell>
          <table:table-cell table:formula="of:=100*([.B46]-[.C46])/[.C46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500" calcext:value-type="float">
            <text:p>4500</text:p>
          </table:table-cell>
          <table:table-cell table:number-columns-repeated="2" office:value-type="float" office:value="-99.366935088786" calcext:value-type="float">
            <text:p>-99.366935088786</text:p>
          </table:table-cell>
          <table:table-cell table:formula="of:=100*([.B47]-[.C47])/[.C47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600" calcext:value-type="float">
            <text:p>4600</text:p>
          </table:table-cell>
          <table:table-cell table:number-columns-repeated="2" office:value-type="float" office:value="-99.3086854069293" calcext:value-type="float">
            <text:p>-99.3086854069293</text:p>
          </table:table-cell>
          <table:table-cell table:formula="of:=100*([.B48]-[.C48])/[.C48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-99.3291274484167" calcext:value-type="float">
            <text:p>-99.3291274484167</text:p>
          </table:table-cell>
          <table:table-cell office:value-type="float" office:value="-99.3291274484168" calcext:value-type="float">
            <text:p>-99.3291274484168</text:p>
          </table:table-cell>
          <table:table-cell table:formula="of:=100*([.B49]-[.C49])/[.C49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-99.3474778183223" calcext:value-type="float">
            <text:p>-99.3474778183223</text:p>
          </table:table-cell>
          <table:table-cell office:value-type="float" office:value="-99.3474778183224" calcext:value-type="float">
            <text:p>-99.3474778183224</text:p>
          </table:table-cell>
          <table:table-cell table:formula="of:=100*([.B50]-[.C50])/[.C50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900" calcext:value-type="float">
            <text:p>4900</text:p>
          </table:table-cell>
          <table:table-cell table:number-columns-repeated="2" office:value-type="float" office:value="-99.3275802210242" calcext:value-type="float">
            <text:p>-99.3275802210242</text:p>
          </table:table-cell>
          <table:table-cell table:formula="of:=100*([.B51]-[.C51])/[.C51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-99.3546228880808" calcext:value-type="float">
            <text:p>-99.3546228880808</text:p>
          </table:table-cell>
          <table:table-cell office:value-type="float" office:value="-99.3546228880809" calcext:value-type="float">
            <text:p>-99.3546228880809</text:p>
          </table:table-cell>
          <table:table-cell table:formula="of:=100*([.B52]-[.C52])/[.C52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100" calcext:value-type="float">
            <text:p>5100</text:p>
          </table:table-cell>
          <table:table-cell table:number-columns-repeated="2" office:value-type="float" office:value="-99.3239084508364" calcext:value-type="float">
            <text:p>-99.3239084508364</text:p>
          </table:table-cell>
          <table:table-cell table:formula="of:=100*([.B53]-[.C53])/[.C53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200" calcext:value-type="float">
            <text:p>5200</text:p>
          </table:table-cell>
          <table:table-cell table:number-columns-repeated="2" office:value-type="float" office:value="-99.3509140077268" calcext:value-type="float">
            <text:p>-99.3509140077268</text:p>
          </table:table-cell>
          <table:table-cell table:formula="of:=100*([.B54]-[.C54])/[.C54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300" calcext:value-type="float">
            <text:p>5300</text:p>
          </table:table-cell>
          <table:table-cell table:number-columns-repeated="2" office:value-type="float" office:value="-99.3636126544589" calcext:value-type="float">
            <text:p>-99.3636126544589</text:p>
          </table:table-cell>
          <table:table-cell table:formula="of:=100*([.B55]-[.C55])/[.C55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400" calcext:value-type="float">
            <text:p>5400</text:p>
          </table:table-cell>
          <table:table-cell table:number-columns-repeated="2" office:value-type="float" office:value="-99.3379161338022" calcext:value-type="float">
            <text:p>-99.3379161338022</text:p>
          </table:table-cell>
          <table:table-cell table:formula="of:=100*([.B56]-[.C56])/[.C56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500" calcext:value-type="float">
            <text:p>5500</text:p>
          </table:table-cell>
          <table:table-cell table:number-columns-repeated="2" office:value-type="float" office:value="-99.3527191274992" calcext:value-type="float">
            <text:p>-99.3527191274992</text:p>
          </table:table-cell>
          <table:table-cell table:formula="of:=100*([.B57]-[.C57])/[.C57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600" calcext:value-type="float">
            <text:p>5600</text:p>
          </table:table-cell>
          <table:table-cell table:number-columns-repeated="2" office:value-type="float" office:value="-99.3460745857868" calcext:value-type="float">
            <text:p>-99.3460745857868</text:p>
          </table:table-cell>
          <table:table-cell table:formula="of:=100*([.B58]-[.C58])/[.C58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700" calcext:value-type="float">
            <text:p>5700</text:p>
          </table:table-cell>
          <table:table-cell table:number-columns-repeated="2" office:value-type="float" office:value="-99.3605784834453" calcext:value-type="float">
            <text:p>-99.3605784834453</text:p>
          </table:table-cell>
          <table:table-cell table:formula="of:=100*([.B59]-[.C59])/[.C59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800" calcext:value-type="float">
            <text:p>5800</text:p>
          </table:table-cell>
          <table:table-cell table:number-columns-repeated="2" office:value-type="float" office:value="-99.3517613458281" calcext:value-type="float">
            <text:p>-99.3517613458281</text:p>
          </table:table-cell>
          <table:table-cell table:formula="of:=100*([.B60]-[.C60])/[.C60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900" calcext:value-type="float">
            <text:p>5900</text:p>
          </table:table-cell>
          <table:table-cell table:number-columns-repeated="2" office:value-type="float" office:value="-99.3620576977277" calcext:value-type="float">
            <text:p>-99.3620576977277</text:p>
          </table:table-cell>
          <table:table-cell table:formula="of:=100*([.B61]-[.C61])/[.C61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-99.3698517802819" calcext:value-type="float">
            <text:p>-99.3698517802819</text:p>
          </table:table-cell>
          <table:table-cell office:value-type="float" office:value="-99.369851780282" calcext:value-type="float">
            <text:p>-99.369851780282</text:p>
          </table:table-cell>
          <table:table-cell table:formula="of:=100*([.B62]-[.C62])/[.C62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100" calcext:value-type="float">
            <text:p>6100</text:p>
          </table:table-cell>
          <table:table-cell table:number-columns-repeated="2" office:value-type="float" office:value="-99.3689203135224" calcext:value-type="float">
            <text:p>-99.3689203135224</text:p>
          </table:table-cell>
          <table:table-cell table:formula="of:=100*([.B63]-[.C63])/[.C63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200" calcext:value-type="float">
            <text:p>6200</text:p>
          </table:table-cell>
          <table:table-cell table:number-columns-repeated="2" office:value-type="float" office:value="-99.3544554098476" calcext:value-type="float">
            <text:p>-99.3544554098476</text:p>
          </table:table-cell>
          <table:table-cell table:formula="of:=100*([.B64]-[.C64])/[.C64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-99.3742150962006" calcext:value-type="float">
            <text:p>-99.3742150962006</text:p>
          </table:table-cell>
          <table:table-cell office:value-type="float" office:value="-99.3742150962007" calcext:value-type="float">
            <text:p>-99.3742150962007</text:p>
          </table:table-cell>
          <table:table-cell table:formula="of:=100*([.B65]-[.C65])/[.C65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-99.3364031290195" calcext:value-type="float">
            <text:p>-99.3364031290195</text:p>
          </table:table-cell>
          <table:table-cell office:value-type="float" office:value="-99.3364031290196" calcext:value-type="float">
            <text:p>-99.3364031290196</text:p>
          </table:table-cell>
          <table:table-cell table:formula="of:=100*([.B66]-[.C66])/[.C66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-99.3742266900018" calcext:value-type="float">
            <text:p>-99.3742266900018</text:p>
          </table:table-cell>
          <table:table-cell office:value-type="float" office:value="-99.3742266900019" calcext:value-type="float">
            <text:p>-99.3742266900019</text:p>
          </table:table-cell>
          <table:table-cell table:formula="of:=100*([.B67]-[.C67])/[.C67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600" calcext:value-type="float">
            <text:p>6600</text:p>
          </table:table-cell>
          <table:table-cell table:number-columns-repeated="2" office:value-type="float" office:value="-99.3213116383825" calcext:value-type="float">
            <text:p>-99.3213116383825</text:p>
          </table:table-cell>
          <table:table-cell table:formula="of:=100*([.B68]-[.C68])/[.C68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700" calcext:value-type="float">
            <text:p>6700</text:p>
          </table:table-cell>
          <table:table-cell table:number-columns-repeated="2" office:value-type="float" office:value="-99.3769523246124" calcext:value-type="float">
            <text:p>-99.3769523246124</text:p>
          </table:table-cell>
          <table:table-cell table:formula="of:=100*([.B69]-[.C69])/[.C69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800" calcext:value-type="float">
            <text:p>6800</text:p>
          </table:table-cell>
          <table:table-cell table:number-columns-repeated="2" office:value-type="float" office:value="-99.3615691208161" calcext:value-type="float">
            <text:p>-99.3615691208161</text:p>
          </table:table-cell>
          <table:table-cell table:formula="of:=100*([.B70]-[.C70])/[.C70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900" calcext:value-type="float">
            <text:p>6900</text:p>
          </table:table-cell>
          <table:table-cell table:number-columns-repeated="2" office:value-type="float" office:value="-99.3793008536108" calcext:value-type="float">
            <text:p>-99.3793008536108</text:p>
          </table:table-cell>
          <table:table-cell table:formula="of:=100*([.B71]-[.C71])/[.C71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2" office:value-type="float" office:value="-99.384778736512" calcext:value-type="float">
            <text:p>-99.384778736512</text:p>
          </table:table-cell>
          <table:table-cell table:formula="of:=100*([.B72]-[.C72])/[.C72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100" calcext:value-type="float">
            <text:p>7100</text:p>
          </table:table-cell>
          <table:table-cell table:number-columns-repeated="2" office:value-type="float" office:value="-99.3675541537306" calcext:value-type="float">
            <text:p>-99.3675541537306</text:p>
          </table:table-cell>
          <table:table-cell table:formula="of:=100*([.B73]-[.C73])/[.C73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200" calcext:value-type="float">
            <text:p>7200</text:p>
          </table:table-cell>
          <table:table-cell table:number-columns-repeated="2" office:value-type="float" office:value="-99.3722737913825" calcext:value-type="float">
            <text:p>-99.3722737913825</text:p>
          </table:table-cell>
          <table:table-cell table:formula="of:=100*([.B74]-[.C74])/[.C74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-99.4075425682227" calcext:value-type="float">
            <text:p>-99.4075425682227</text:p>
          </table:table-cell>
          <table:table-cell office:value-type="float" office:value="-99.4075425682228" calcext:value-type="float">
            <text:p>-99.4075425682228</text:p>
          </table:table-cell>
          <table:table-cell table:formula="of:=100*([.B75]-[.C75])/[.C75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400" calcext:value-type="float">
            <text:p>7400</text:p>
          </table:table-cell>
          <table:table-cell table:number-columns-repeated="2" office:value-type="float" office:value="-99.321047664922" calcext:value-type="float">
            <text:p>-99.321047664922</text:p>
          </table:table-cell>
          <table:table-cell table:formula="of:=100*([.B76]-[.C76])/[.C76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-99.3579204556344" calcext:value-type="float">
            <text:p>-99.3579204556344</text:p>
          </table:table-cell>
          <table:table-cell office:value-type="float" office:value="-99.3579204556345" calcext:value-type="float">
            <text:p>-99.3579204556345</text:p>
          </table:table-cell>
          <table:table-cell table:formula="of:=100*([.B77]-[.C77])/[.C77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600" calcext:value-type="float">
            <text:p>7600</text:p>
          </table:table-cell>
          <table:table-cell table:number-columns-repeated="2" office:value-type="float" office:value="-99.3230874573903" calcext:value-type="float">
            <text:p>-99.3230874573903</text:p>
          </table:table-cell>
          <table:table-cell table:formula="of:=100*([.B78]-[.C78])/[.C78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700" calcext:value-type="float">
            <text:p>7700</text:p>
          </table:table-cell>
          <table:table-cell table:number-columns-repeated="2" office:value-type="float" office:value="-99.407377257031" calcext:value-type="float">
            <text:p>-99.407377257031</text:p>
          </table:table-cell>
          <table:table-cell table:formula="of:=100*([.B79]-[.C79])/[.C79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800" calcext:value-type="float">
            <text:p>7800</text:p>
          </table:table-cell>
          <table:table-cell table:number-columns-repeated="2" office:value-type="float" office:value="-99.3477852374958" calcext:value-type="float">
            <text:p>-99.3477852374958</text:p>
          </table:table-cell>
          <table:table-cell table:formula="of:=100*([.B80]-[.C80])/[.C80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-99.3833600799778" calcext:value-type="float">
            <text:p>-99.3833600799778</text:p>
          </table:table-cell>
          <table:table-cell office:value-type="float" office:value="-99.3833600799779" calcext:value-type="float">
            <text:p>-99.3833600799779</text:p>
          </table:table-cell>
          <table:table-cell table:formula="of:=100*([.B81]-[.C81])/[.C81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000" calcext:value-type="float">
            <text:p>8000</text:p>
          </table:table-cell>
          <table:table-cell table:number-columns-repeated="2" office:value-type="float" office:value="-99.3946721100761" calcext:value-type="float">
            <text:p>-99.3946721100761</text:p>
          </table:table-cell>
          <table:table-cell table:formula="of:=100*([.B82]-[.C82])/[.C82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100" calcext:value-type="float">
            <text:p>8100</text:p>
          </table:table-cell>
          <table:table-cell table:number-columns-repeated="2" office:value-type="float" office:value="-99.3867736774407" calcext:value-type="float">
            <text:p>-99.3867736774407</text:p>
          </table:table-cell>
          <table:table-cell table:formula="of:=100*([.B83]-[.C83])/[.C83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200" calcext:value-type="float">
            <text:p>8200</text:p>
          </table:table-cell>
          <table:table-cell table:number-columns-repeated="2" office:value-type="float" office:value="-99.3483386498986" calcext:value-type="float">
            <text:p>-99.3483386498986</text:p>
          </table:table-cell>
          <table:table-cell table:formula="of:=100*([.B84]-[.C84])/[.C84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300" calcext:value-type="float">
            <text:p>8300</text:p>
          </table:table-cell>
          <table:table-cell table:number-columns-repeated="2" office:value-type="float" office:value="-99.4006059886489" calcext:value-type="float">
            <text:p>-99.4006059886489</text:p>
          </table:table-cell>
          <table:table-cell table:formula="of:=100*([.B85]-[.C85])/[.C85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400" calcext:value-type="float">
            <text:p>8400</text:p>
          </table:table-cell>
          <table:table-cell table:number-columns-repeated="2" office:value-type="float" office:value="-99.3972036315406" calcext:value-type="float">
            <text:p>-99.3972036315406</text:p>
          </table:table-cell>
          <table:table-cell table:formula="of:=100*([.B86]-[.C86])/[.C86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500" calcext:value-type="float">
            <text:p>8500</text:p>
          </table:table-cell>
          <table:table-cell table:number-columns-repeated="2" office:value-type="float" office:value="-99.3526968938777" calcext:value-type="float">
            <text:p>-99.3526968938777</text:p>
          </table:table-cell>
          <table:table-cell table:formula="of:=100*([.B87]-[.C87])/[.C87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-99.3895585801642" calcext:value-type="float">
            <text:p>-99.3895585801642</text:p>
          </table:table-cell>
          <table:table-cell office:value-type="float" office:value="-99.3895585801643" calcext:value-type="float">
            <text:p>-99.3895585801643</text:p>
          </table:table-cell>
          <table:table-cell table:formula="of:=100*([.B88]-[.C88])/[.C88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700" calcext:value-type="float">
            <text:p>8700</text:p>
          </table:table-cell>
          <table:table-cell table:number-columns-repeated="2" office:value-type="float" office:value="-99.3626182225689" calcext:value-type="float">
            <text:p>-99.3626182225689</text:p>
          </table:table-cell>
          <table:table-cell table:formula="of:=100*([.B89]-[.C89])/[.C89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800" calcext:value-type="float">
            <text:p>8800</text:p>
          </table:table-cell>
          <table:table-cell table:number-columns-repeated="2" office:value-type="float" office:value="-99.3686665542127" calcext:value-type="float">
            <text:p>-99.3686665542127</text:p>
          </table:table-cell>
          <table:table-cell table:formula="of:=100*([.B90]-[.C90])/[.C90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float" office:value="-99.4075021362971" calcext:value-type="float">
            <text:p>-99.4075021362971</text:p>
          </table:table-cell>
          <table:table-cell office:value-type="float" office:value="-99.407502136297" calcext:value-type="float">
            <text:p>-99.407502136297</text:p>
          </table:table-cell>
          <table:table-cell table:formula="of:=100*([.B91]-[.C91])/[.C91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2" office:value-type="float" office:value="-99.3576487310702" calcext:value-type="float">
            <text:p>-99.3576487310702</text:p>
          </table:table-cell>
          <table:table-cell table:formula="of:=100*([.B92]-[.C92])/[.C92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100" calcext:value-type="float">
            <text:p>9100</text:p>
          </table:table-cell>
          <table:table-cell table:number-columns-repeated="2" office:value-type="float" office:value="-99.4028558990108" calcext:value-type="float">
            <text:p>-99.4028558990108</text:p>
          </table:table-cell>
          <table:table-cell table:formula="of:=100*([.B93]-[.C93])/[.C93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200" calcext:value-type="float">
            <text:p>9200</text:p>
          </table:table-cell>
          <table:table-cell table:number-columns-repeated="2" office:value-type="float" office:value="-99.3571698503123" calcext:value-type="float">
            <text:p>-99.3571698503123</text:p>
          </table:table-cell>
          <table:table-cell table:formula="of:=100*([.B94]-[.C94])/[.C94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300" calcext:value-type="float">
            <text:p>9300</text:p>
          </table:table-cell>
          <table:table-cell table:number-columns-repeated="2" office:value-type="float" office:value="-99.3920902097949" calcext:value-type="float">
            <text:p>-99.3920902097949</text:p>
          </table:table-cell>
          <table:table-cell table:formula="of:=100*([.B95]-[.C95])/[.C95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-99.3885582594583" calcext:value-type="float">
            <text:p>-99.3885582594583</text:p>
          </table:table-cell>
          <table:table-cell office:value-type="float" office:value="-99.3885582594582" calcext:value-type="float">
            <text:p>-99.3885582594582</text:p>
          </table:table-cell>
          <table:table-cell table:formula="of:=100*([.B96]-[.C96])/[.C96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500" calcext:value-type="float">
            <text:p>9500</text:p>
          </table:table-cell>
          <table:table-cell table:number-columns-repeated="2" office:value-type="float" office:value="-99.3513564455675" calcext:value-type="float">
            <text:p>-99.3513564455675</text:p>
          </table:table-cell>
          <table:table-cell table:formula="of:=100*([.B97]-[.C97])/[.C97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600" calcext:value-type="float">
            <text:p>9600</text:p>
          </table:table-cell>
          <table:table-cell table:number-columns-repeated="2" office:value-type="float" office:value="-99.3569728333318" calcext:value-type="float">
            <text:p>-99.3569728333318</text:p>
          </table:table-cell>
          <table:table-cell table:formula="of:=100*([.B98]-[.C98])/[.C98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700" calcext:value-type="float">
            <text:p>9700</text:p>
          </table:table-cell>
          <table:table-cell table:number-columns-repeated="2" office:value-type="float" office:value="-99.3768505063418" calcext:value-type="float">
            <text:p>-99.3768505063418</text:p>
          </table:table-cell>
          <table:table-cell table:formula="of:=100*([.B99]-[.C99])/[.C99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800" calcext:value-type="float">
            <text:p>9800</text:p>
          </table:table-cell>
          <table:table-cell table:number-columns-repeated="2" office:value-type="float" office:value="-99.3579966386296" calcext:value-type="float">
            <text:p>-99.3579966386296</text:p>
          </table:table-cell>
          <table:table-cell table:formula="of:=100*([.B100]-[.C100])/[.C100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9900" calcext:value-type="float">
            <text:p>9900</text:p>
          </table:table-cell>
          <table:table-cell table:number-columns-repeated="2" office:value-type="float" office:value="-99.3926652731268" calcext:value-type="float">
            <text:p>-99.3926652731268</text:p>
          </table:table-cell>
          <table:table-cell table:formula="of:=100*([.B101]-[.C101])/[.C101]"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2" office:value-type="float" office:value="-99.3797160141237" calcext:value-type="float">
            <text:p>-99.3797160141237</text:p>
          </table:table-cell>
          <table:table-cell table:formula="of:=100*([.B102]-[.C102])/[.C102]" office:value-type="float" office:value="-0" calcext:value-type="float">
            <text:p>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27T13:59:30.428802270</dc:date>
    <meta:editing-duration>PT25M23S</meta:editing-duration>
    <meta:editing-cycles>7</meta:editing-cycles>
    <meta:generator>LibreOffice/7.3.7.2$Linux_X86_64 LibreOffice_project/30$Build-2</meta:generator>
    <meta:document-statistic meta:table-count="1" meta:cell-count="40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193cm" svg:height="12.99cm" xlink:href=".." xlink:type="simple" chart:class="chart:scatter" chart:style-name="ch1">
        <chart:legend chart:legend-position="end" svg:x="18.738cm" svg:y="6.196cm" style:legend-expansion="high" chart:style-name="ch2"/>
        <chart:plot-area chart:style-name="ch3" table:cell-range-address="'compute-TI-info'.A2:'compute-TI-info'.A102 'compute-TI-info'.D1:'compute-TI-info'.D102" chart:data-source-has-labels="row" svg:x="0.423cm" svg:y="0.259cm" svg:width="17.892cm" svg:height="12.472cm">
          <chart:coordinate-region svg:x="1.15cm" svg:y="0.458cm" svg:width="16.7cm" svg:height="11.62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compute-TI-info'.D2:'compute-TI-info'.D102" chart:label-cell-address="'compute-TI-info'.D1:'compute-TI-info'.D1" chart:class="chart:scatter">
            <chart:domain table:cell-range-address="'compute-TI-info'.A2:'compute-TI-info'.A102"/>
            <chart:data-point chart:repeated="1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-error</text:p>
                <draw:g>
                  <svg:desc>'compute-TI-info'.D1:'compute-TI-info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compute-TI-info'.A2:'compute-TI-info'.A102</svg:desc>
                </draw:g>
              </table:table-cell>
              <table:table-cell office:value-type="float" office:value="-0">
                <text:p>-0</text:p>
                <draw:g>
                  <svg:desc>'compute-TI-info'.D2:'compute-TI-info'.D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">
                <text:p>3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">
                <text:p>6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">
                <text:p>7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">
                <text:p>8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">
                <text:p>9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">
                <text:p>10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0">
                <text:p>11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0">
                <text:p>12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0">
                <text:p>13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0">
                <text:p>14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0">
                <text:p>15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0">
                <text:p>16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0">
                <text:p>17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0">
                <text:p>18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0">
                <text:p>19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">
                <text:p>20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0">
                <text:p>21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0">
                <text:p>22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0">
                <text:p>23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0">
                <text:p>24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0">
                <text:p>25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0">
                <text:p>26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0">
                <text:p>27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0">
                <text:p>28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0">
                <text:p>29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0">
                <text:p>30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0">
                <text:p>31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0">
                <text:p>32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0">
                <text:p>33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0">
                <text:p>34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0">
                <text:p>35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0">
                <text:p>36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0">
                <text:p>37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0">
                <text:p>38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0">
                <text:p>39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0">
                <text:p>40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0">
                <text:p>41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0">
                <text:p>42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0">
                <text:p>43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0">
                <text:p>44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0">
                <text:p>45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0">
                <text:p>46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0">
                <text:p>47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0">
                <text:p>48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0">
                <text:p>49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0">
                <text:p>50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0">
                <text:p>51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0">
                <text:p>52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0">
                <text:p>53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0">
                <text:p>54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0">
                <text:p>55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0">
                <text:p>56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0">
                <text:p>57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0">
                <text:p>58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0">
                <text:p>59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0">
                <text:p>60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0">
                <text:p>61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0">
                <text:p>62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0">
                <text:p>63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0">
                <text:p>64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0">
                <text:p>65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0">
                <text:p>66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0">
                <text:p>67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0">
                <text:p>68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0">
                <text:p>69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0">
                <text:p>70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0">
                <text:p>71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0">
                <text:p>72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0">
                <text:p>73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0">
                <text:p>74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0">
                <text:p>75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0">
                <text:p>76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0">
                <text:p>77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0">
                <text:p>78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0">
                <text:p>79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0">
                <text:p>80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0">
                <text:p>81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0">
                <text:p>82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0">
                <text:p>83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0">
                <text:p>84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0">
                <text:p>85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0">
                <text:p>86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0">
                <text:p>87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0">
                <text:p>88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0">
                <text:p>89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0">
                <text:p>90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0">
                <text:p>91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0">
                <text:p>92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0">
                <text:p>93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0">
                <text:p>94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0">
                <text:p>95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0">
                <text:p>96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0">
                <text:p>97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0">
                <text:p>98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0">
                <text:p>990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0">
                <text:p>10000</text:p>
              </table:table-cell>
              <table:table-cell office:value-type="float" office:value="-0">
                <text:p>-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